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bold" officeooo:rsid="001833da" officeooo:paragraph-rsid="001833da" style:font-weight-asian="bold" style:font-weight-complex="bold"/>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start" style:justify-single-word="false"/>
      <style:text-properties officeooo:rsid="001ad5f1" officeooo:paragraph-rsid="001ad5f1"/>
    </style:style>
    <style:style style:name="P4" style:family="paragraph" style:parent-style-name="Table_20_Contents">
      <style:paragraph-properties fo:text-align="start" style:justify-single-word="false"/>
      <style:text-properties officeooo:rsid="001c75aa" officeooo:paragraph-rsid="001c75aa"/>
    </style:style>
    <style:style style:name="P5" style:family="paragraph" style:parent-style-name="Table_20_Contents">
      <style:paragraph-properties fo:text-align="start" style:justify-single-word="false"/>
      <style:text-properties officeooo:rsid="001d2b29" officeooo:paragraph-rsid="001d2b29"/>
    </style:style>
    <style:style style:name="P6" style:family="paragraph" style:parent-style-name="Table_20_Contents">
      <style:paragraph-properties fo:text-align="start" style:justify-single-word="false"/>
      <style:text-properties officeooo:rsid="001e7cd0" officeooo:paragraph-rsid="001e7cd0"/>
    </style:style>
    <style:style style:name="P7" style:family="paragraph" style:parent-style-name="Table_20_Contents">
      <style:paragraph-properties fo:text-align="start" style:justify-single-word="false"/>
      <style:text-properties officeooo:rsid="001edf23" officeooo:paragraph-rsid="001edf23"/>
    </style:style>
    <style:style style:name="P8" style:family="paragraph" style:parent-style-name="Table_20_Contents">
      <style:paragraph-properties fo:text-align="start" style:justify-single-word="false"/>
      <style:text-properties officeooo:rsid="0020a265" officeooo:paragraph-rsid="0020a265"/>
    </style:style>
    <style:style style:name="P9" style:family="paragraph" style:parent-style-name="Table_20_Contents">
      <style:paragraph-properties fo:text-align="start" style:justify-single-word="false"/>
      <style:text-properties officeooo:rsid="0021a77b" officeooo:paragraph-rsid="0021a77b"/>
    </style:style>
    <style:style style:name="P10" style:family="paragraph" style:parent-style-name="Table_20_Contents">
      <style:paragraph-properties fo:text-align="start" style:justify-single-word="false"/>
      <style:text-properties officeooo:rsid="0023a4e8" officeooo:paragraph-rsid="0023a4e8"/>
    </style:style>
    <style:style style:name="P11" style:family="paragraph" style:parent-style-name="Table_20_Contents">
      <style:paragraph-properties fo:text-align="start" style:justify-single-word="false"/>
      <style:text-properties officeooo:rsid="0023bd90" officeooo:paragraph-rsid="0023bd90"/>
    </style:style>
    <style:style style:name="P12" style:family="paragraph" style:parent-style-name="Table_20_Contents">
      <style:paragraph-properties fo:text-align="start" style:justify-single-word="false"/>
      <style:text-properties officeooo:rsid="00280107" officeooo:paragraph-rsid="00280107"/>
    </style:style>
    <style:style style:name="P13" style:family="paragraph" style:parent-style-name="Standard">
      <style:paragraph-properties fo:text-align="center" style:justify-single-word="false"/>
      <style:text-properties fo:font-weight="normal" officeooo:rsid="001833da" officeooo:paragraph-rsid="001833da" style:font-weight-asian="normal" style:font-weight-complex="normal"/>
    </style:style>
    <style:style style:name="P14" style:family="paragraph" style:parent-style-name="Standard">
      <style:paragraph-properties fo:text-align="start" style:justify-single-word="false"/>
      <style:text-properties style:text-underline-style="solid" style:text-underline-width="auto" style:text-underline-color="font-color" fo:font-weight="normal" officeooo:rsid="001862b8" officeooo:paragraph-rsid="001862b8" style:font-weight-asian="normal" style:font-weight-complex="normal"/>
    </style:style>
    <style:style style:name="P15" style:family="paragraph" style:parent-style-name="Standard">
      <style:paragraph-properties fo:text-align="start" style:justify-single-word="false"/>
      <style:text-properties style:text-underline-style="solid" style:text-underline-width="auto" style:text-underline-color="font-color" fo:font-weight="normal" officeooo:rsid="0018c2b1" officeooo:paragraph-rsid="0018c2b1" style:font-weight-asian="normal" style:font-weight-complex="normal"/>
    </style:style>
    <style:style style:name="P16" style:family="paragraph" style:parent-style-name="Standard">
      <style:paragraph-properties fo:text-align="start" style:justify-single-word="false"/>
      <style:text-properties style:text-underline-style="solid" style:text-underline-width="auto" style:text-underline-color="font-color" fo:font-weight="normal" officeooo:rsid="0024674e" officeooo:paragraph-rsid="0024674e" style:font-weight-asian="normal" style:font-weight-complex="normal"/>
    </style:style>
    <style:style style:name="P17" style:family="paragraph" style:parent-style-name="Standard">
      <style:paragraph-properties fo:text-align="start" style:justify-single-word="false"/>
      <style:text-properties style:text-underline-style="solid" style:text-underline-width="auto" style:text-underline-color="font-color" fo:font-weight="normal" officeooo:rsid="00263fe4" officeooo:paragraph-rsid="00263fe4" style:font-weight-asian="normal" style:font-weight-complex="normal"/>
    </style:style>
    <style:style style:name="P18" style:family="paragraph" style:parent-style-name="Standard">
      <style:paragraph-properties fo:text-align="start" style:justify-single-word="false"/>
      <style:text-properties style:text-underline-style="solid" style:text-underline-width="auto" style:text-underline-color="font-color" fo:font-weight="normal" officeooo:rsid="00280107" officeooo:paragraph-rsid="00280107" style:font-weight-asian="normal" style:font-weight-complex="normal"/>
    </style:style>
    <style:style style:name="P19" style:family="paragraph" style:parent-style-name="Standard">
      <style:paragraph-properties fo:text-align="start" style:justify-single-word="false"/>
      <style:text-properties style:text-underline-style="solid" style:text-underline-width="auto" style:text-underline-color="font-color" fo:font-weight="normal" officeooo:rsid="00294d14" officeooo:paragraph-rsid="00294d14"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1862b8" officeooo:paragraph-rsid="001862b8"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29d33b" officeooo:paragraph-rsid="0029d33b"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18c2b1" officeooo:paragraph-rsid="0018c2b1"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1a669f" officeooo:paragraph-rsid="001a669f"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24674e" officeooo:paragraph-rsid="0024674e"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263fe4" officeooo:paragraph-rsid="00263fe4"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280107" officeooo:paragraph-rsid="00280107"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294d14" officeooo:paragraph-rsid="00294d14"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2c9369" officeooo:paragraph-rsid="002c9369"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2d1c10" officeooo:paragraph-rsid="002d1c10"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3046de" officeooo:paragraph-rsid="003046de"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36a2f3" officeooo:paragraph-rsid="0036a2f3" style:font-weight-asian="normal" style:font-weight-complex="normal"/>
    </style:style>
    <style:style style:name="T1" style:family="text">
      <style:text-properties officeooo:rsid="00280107"/>
    </style:style>
    <style:style style:name="T2" style:family="text">
      <style:text-properties officeooo:rsid="00337f60"/>
    </style:style>
    <style:style style:name="T3" style:family="text">
      <style:text-properties officeooo:rsid="0036a2f3"/>
    </style:style>
    <style:style style:name="T4" style:family="text">
      <style:text-properties officeooo:rsid="00371391"/>
    </style:style>
    <style:style style:name="T5" style:family="text">
      <style:text-properties officeooo:rsid="003789ea"/>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MORIA PRACTICA 1 DE TÉCNICAS DE OPTIMIZACIÓN</text:p>
      <text:p text:style-name="P13"/>
      <text:p text:style-name="P14">Ejercicio 1. Realizar una implementación del programa de multiplicación de 2 matrices de dimensiones 2048x2048</text:p>
      <text:p text:style-name="P20"/>
      <text:p text:style-name="P20">Se ha realizado la implementación del programa mediante código C++.</text:p>
      <text:p text:style-name="P20"/>
      <text:p text:style-name="P21">El código a implementar es el siguiente:</text:p>
      <text:p text:style-name="P21"/>
      <text:p text:style-name="P21">for(int i=0; i &lt; 2048; i++){</text:p>
      <text:p text:style-name="P21"><text:tab/>for(int j=0; j &lt; 2048; j++){</text:p>
      <text:p text:style-name="P21"><text:tab/><text:tab/>for(int k = 0; k &lt; 2048; k++){</text:p>
      <text:p text:style-name="P21"><text:tab/><text:tab/><text:tab/>C[i][j] = C[i][j] + A[i][k] * B[k][j]</text:p>
      <text:p text:style-name="P21"><text:tab/><text:tab/>}</text:p>
      <text:p text:style-name="P21"><text:tab/>}</text:p>
      <text:p text:style-name="P21">}</text:p>
      <text:p text:style-name="P20"/>
      <text:p text:style-name="P15">Ejercicio 2. Caracterizar el equipo donde se ejecutará el programa</text:p>
      <text:p text:style-name="P22"/>
      <text:p text:style-name="P23">Las características del equipo empleado son las siguientes:</text:p>
      <text:p text:style-name="P23"/>
      <table:table table:name="Tabla1" table:style-name="Tabla1">
        <table:table-column table:style-name="Tabla1.A"/>
        <table:table-column table:style-name="Tabla1.B"/>
        <table:table-row>
          <table:table-cell table:style-name="Tabla1.A1" office:value-type="string">
            <text:p text:style-name="P3">PROCESADOR</text:p>
          </table:table-cell>
          <table:table-cell table:style-name="Tabla1.B1" office:value-type="string">
            <text:p text:style-name="P3">Intel Core i7-8565U</text:p>
          </table:table-cell>
        </table:table-row>
        <table:table-row>
          <table:table-cell table:style-name="Tabla1.A2" office:value-type="string">
            <text:p text:style-name="P4">ENTORNO DE DESARROLLO</text:p>
          </table:table-cell>
          <table:table-cell table:style-name="Tabla1.B2" office:value-type="string">
            <text:p text:style-name="P4">Ubuntu 20.04.3</text:p>
          </table:table-cell>
        </table:table-row>
        <table:table-row>
          <table:table-cell table:style-name="Tabla1.A2" office:value-type="string">
            <text:p text:style-name="P5">HERRAMIENTA DE DESARROLLO</text:p>
          </table:table-cell>
          <table:table-cell table:style-name="Tabla1.B2" office:value-type="string">
            <text:p text:style-name="P5">C++</text:p>
          </table:table-cell>
        </table:table-row>
        <table:table-row>
          <table:table-cell table:style-name="Tabla1.A2" office:value-type="string">
            <text:p text:style-name="P6">COMPILADOR</text:p>
          </table:table-cell>
          <table:table-cell table:style-name="Tabla1.B2" office:value-type="string">
            <text:p text:style-name="P6">G++ 9.3.0</text:p>
          </table:table-cell>
        </table:table-row>
        <table:table-row>
          <table:table-cell table:style-name="Tabla1.B2" table:number-columns-spanned="2" office:value-type="string">
            <text:p text:style-name="P7">MEMORIA CACHÉ L1</text:p>
          </table:table-cell>
          <table:covered-table-cell/>
        </table:table-row>
        <table:table-row>
          <table:table-cell table:style-name="Tabla1.A2" office:value-type="string">
            <text:p text:style-name="P7">DATA</text:p>
          </table:table-cell>
          <table:table-cell table:style-name="Tabla1.B2" office:value-type="string">
            <text:p text:style-name="P7">4x32 KB</text:p>
          </table:table-cell>
        </table:table-row>
        <table:table-row>
          <table:table-cell table:style-name="Tabla1.A2" office:value-type="string">
            <text:p text:style-name="P7">LINE SIZE</text:p>
          </table:table-cell>
          <table:table-cell table:style-name="Tabla1.B2" office:value-type="string">
            <text:p text:style-name="P7">64 B</text:p>
          </table:table-cell>
        </table:table-row>
        <table:table-row>
          <table:table-cell table:style-name="Tabla1.A2" office:value-type="string">
            <text:p text:style-name="P7">ASSOCIATIVITY</text:p>
          </table:table-cell>
          <table:table-cell table:style-name="Tabla1.B2" office:value-type="string">
            <text:p text:style-name="P7">8-way set</text:p>
          </table:table-cell>
        </table:table-row>
        <table:table-row>
          <table:table-cell table:style-name="Tabla1.A2" office:value-type="string">
            <text:p text:style-name="P8">NUMERO DE LINEAS POR VIA</text:p>
          </table:table-cell>
          <table:table-cell table:style-name="Tabla1.B2" office:value-type="string">
            <text:p text:style-name="P7"><draw:frame draw:style-name="fr1" draw:name="Objeto1" text:anchor-type="as-char" svg:y="-1.15cm" svg:width="6.094cm" svg:height="2.058cm" draw:z-index="0"><draw:object xlink:href="./Object 1" xlink:type="simple" xlink:show="embed" xlink:actuate="onLoad"/><draw:image xlink:href="./ObjectReplacements/Object 1" xlink:type="simple" xlink:show="embed" xlink:actuate="onLoad"/></draw:frame></text:p>
          </table:table-cell>
        </table:table-row>
        <table:table-row>
          <table:table-cell table:style-name="Tabla1.B2" table:number-columns-spanned="2" office:value-type="string">
            <text:p text:style-name="P8">MEMORIA CACHÉ L2</text:p>
          </table:table-cell>
          <table:covered-table-cell/>
        </table:table-row>
        <table:table-row>
          <table:table-cell table:style-name="Tabla1.A2" office:value-type="string">
            <text:p text:style-name="P8">DATA</text:p>
          </table:table-cell>
          <table:table-cell table:style-name="Tabla1.B2" office:value-type="string">
            <text:p text:style-name="P8">4x256 KB</text:p>
          </table:table-cell>
        </table:table-row>
        <table:table-row>
          <table:table-cell table:style-name="Tabla1.A2" office:value-type="string">
            <text:p text:style-name="P9">LINE SIZE</text:p>
          </table:table-cell>
          <table:table-cell table:style-name="Tabla1.B2" office:value-type="string">
            <text:p text:style-name="P9">64 B</text:p>
          </table:table-cell>
        </table:table-row>
        <table:table-row>
          <table:table-cell table:style-name="Tabla1.A2" office:value-type="string">
            <text:p text:style-name="P9">ASSOCIATIVITY</text:p>
          </table:table-cell>
          <table:table-cell table:style-name="Tabla1.B2" office:value-type="string">
            <text:p text:style-name="P9">8-way set</text:p>
          </table:table-cell>
        </table:table-row>
        <table:table-row>
          <table:table-cell table:style-name="Tabla1.A2" office:value-type="string">
            <text:p text:style-name="P9">NUMERO DE LINEAS POR VIA</text:p>
          </table:table-cell>
          <table:table-cell table:style-name="Tabla1.B2" office:value-type="string">
            <text:p text:style-name="P9"><draw:frame draw:style-name="fr1" draw:name="Objeto2" text:anchor-type="as-char" svg:y="-1.15cm" svg:width="6.341cm" svg:height="2.058cm" draw:z-index="1"><draw:object xlink:href="./Object 2" xlink:type="simple" xlink:show="embed" xlink:actuate="onLoad"/><draw:image xlink:href="./ObjectReplacements/Object 2" xlink:type="simple" xlink:show="embed" xlink:actuate="onLoad"/></draw:frame></text:p>
          </table:table-cell>
        </table:table-row>
        <table:table-row>
          <table:table-cell table:style-name="Tabla1.B2" table:number-columns-spanned="2" office:value-type="string">
            <text:p text:style-name="P10">MEMORIA CACHÉ L3</text:p>
          </table:table-cell>
          <table:covered-table-cell/>
        </table:table-row>
        <table:table-row>
          <table:table-cell table:style-name="Tabla1.A2" office:value-type="string">
            <text:p text:style-name="P10">DATA</text:p>
          </table:table-cell>
          <table:table-cell table:style-name="Tabla1.B2" office:value-type="string">
            <text:p text:style-name="P10">8 MB</text:p>
          </table:table-cell>
        </table:table-row>
        <table:table-row>
          <table:table-cell table:style-name="Tabla1.A2" office:value-type="string">
            <text:p text:style-name="P10">LINE SIZE</text:p>
          </table:table-cell>
          <table:table-cell table:style-name="Tabla1.B2" office:value-type="string">
            <text:p text:style-name="P10">64 B</text:p>
          </table:table-cell>
        </table:table-row>
        <table:table-row>
          <table:table-cell table:style-name="Tabla1.A2" office:value-type="string">
            <text:p text:style-name="P10">ASSOCIATIVITY</text:p>
          </table:table-cell>
          <table:table-cell table:style-name="Tabla1.B2" office:value-type="string">
            <text:p text:style-name="P10">16-way set</text:p>
          </table:table-cell>
        </table:table-row>
        <text:soft-page-break/>
        <table:table-row>
          <table:table-cell table:style-name="Tabla1.A2" office:value-type="string">
            <text:p text:style-name="P11">NUMERO DE LINEAS POR VIA</text:p>
          </table:table-cell>
          <table:table-cell table:style-name="Tabla1.B2" office:value-type="string">
            <text:p text:style-name="P10"><draw:frame draw:style-name="fr1" draw:name="Objeto3" text:anchor-type="as-char" svg:y="-1.15cm" svg:width="6.847cm" svg:height="2.058cm" draw:z-index="2"><draw:object xlink:href="./Object 3" xlink:type="simple" xlink:show="embed" xlink:actuate="onLoad"/><draw:image xlink:href="./ObjectReplacements/Object 3" xlink:type="simple" xlink:show="embed" xlink:actuate="onLoad"/></draw:frame></text:p>
          </table:table-cell>
        </table:table-row>
      </table:table>
      <text:p text:style-name="P23"/>
      <text:p text:style-name="P16">Ejercicio 3. Medir los tiempos del bucle de ejecución de las dos matrices, inicialmente con vector de iteraciones (i,j,k)</text:p>
      <text:p text:style-name="P24"/>
      <text:p text:style-name="P29">Se ha tardado un tiempo de <text:span text:style-name="T3">ejecución de</text:span> 124’533 ms</text:p>
      <text:p text:style-name="P24"/>
      <text:p text:style-name="P17">Ejercicio 4. Medir los tiempos de ejecución con vector de iteraciones (i,k,j)</text:p>
      <text:p text:style-name="P25"/>
      <text:p text:style-name="P31">Se ha tardado un tiempo de ejecución de 24’187.5 ms</text:p>
      <text:p text:style-name="P25"/>
      <text:p text:style-name="P18">Ejercicio 5. Realizar comparativa de tiempos para la compilación con las opciones -O0 y -O2. Identifica la opción por defecto e indica vuestras conclusiones generales sobre el compilador</text:p>
      <text:p text:style-name="P26"/>
      <table:table table:name="Tabla2" table:style-name="Tabla2">
        <table:table-column table:style-name="Tabla2.A" table:number-columns-repeated="3"/>
        <table:table-row>
          <table:table-cell table:style-name="Tabla2.A1" office:value-type="string">
            <text:p text:style-name="P2"/>
          </table:table-cell>
          <table:table-cell table:style-name="Tabla2.A1" office:value-type="string">
            <text:p text:style-name="P2">-<text:span text:style-name="T1">O0</text:span></text:p>
          </table:table-cell>
          <table:table-cell table:style-name="Tabla2.C1" office:value-type="string">
            <text:p text:style-name="P2">-<text:span text:style-name="T1">O2</text:span></text:p>
          </table:table-cell>
        </table:table-row>
        <table:table-row>
          <table:table-cell table:style-name="Tabla2.A2" office:value-type="string">
            <text:p text:style-name="P12">Vector (i,j,k)</text:p>
          </table:table-cell>
          <table:table-cell table:style-name="Tabla2.A2" office:value-type="string">
            <text:p text:style-name="P2">124’616 <text:span text:style-name="T2">ms</text:span></text:p>
          </table:table-cell>
          <table:table-cell table:style-name="Tabla2.C2" office:value-type="string">
            <text:p text:style-name="P2">56’763.1 <text:span text:style-name="T2">ms</text:span></text:p>
          </table:table-cell>
        </table:table-row>
        <table:table-row>
          <table:table-cell table:style-name="Tabla2.A2" office:value-type="string">
            <text:p text:style-name="P12">Vector (i,k,j)</text:p>
          </table:table-cell>
          <table:table-cell table:style-name="Tabla2.A2" office:value-type="string">
            <text:p text:style-name="P2">24’402.3 <text:span text:style-name="T4">ms</text:span></text:p>
          </table:table-cell>
          <table:table-cell table:style-name="Tabla2.C2" office:value-type="string">
            <text:p text:style-name="P2">5’579.78 <text:span text:style-name="T5">ms</text:span></text:p>
          </table:table-cell>
        </table:table-row>
      </table:table>
      <text:p text:style-name="P26"/>
      <text:p text:style-name="P30">Por defecto, se ejecuta la opción -O0.</text:p>
      <text:p text:style-name="P30"/>
      <text:p text:style-name="P30">Sobre el compilador, al ejecutar con la opción -O0 no se aplica una optimización, hecho que cambia para la opción -O2. Esto demuestra que el tiempo de ejecución de la opción -O2 sea inferior al tiempo de ejecución de la opción -O0.</text:p>
      <text:p text:style-name="P30"/>
      <text:p text:style-name="P19">Ejercicio 6. Si se obtienen tiempos distintos con ambos vectores de iteraciones, realizar una justificación exhaustiva del resultado explicando a tu parecer lo que está sucediendo internamente en el procesador y la jerarquía de memoria</text:p>
      <text:p text:style-name="P27"/>
      <text:p text:style-name="P27">Para realizar un estudio de lo que está sucediendo en la jerarquía de memoria, debemos de calcular el stride cometido tanto con el vector de iteraciones (i,j,k) como con el vector de iteraciones (i,k,j).</text:p>
      <text:p text:style-name="P27"/>
      <text:p text:style-name="P27">Se conoce el stride como la ubicación en palabras de memoria consecutivas a través de la jerarquía de memoria.<text:line-break/></text:p>
      <text:p text:style-name="P28">Si calculamos el stride para el vector de iteraciones (i,j,k), obtenemos que dicho valor es 249. Por tanto, se ubican palabras en la jerarquía de memoria caché cada 249 líneas.</text:p>
      <text:p text:style-name="P28"/>
      <text:p text:style-name="P28">Si calculamos el stride para el vector de iteraciones (i,k,j), obtenemos que dicho valor es 1. Por tanto, se ubican palabras en la jerarquía de memoria caché cada 1 línea.</text:p>
      <text:p text:style-name="P28"/>
      <text:p text:style-name="P28">Con estos datos, podemos observar que la velocidad en memoria caché del vector de iteraciones (i,k,j) es mayor que el vector de iteraciones (i,j,k).</text:p>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14T10:54:45.528000000</meta:creation-date>
    <meta:generator>LibreOffice/6.2.7.1$Linux_X86_64 LibreOffice_project/23edc44b61b830b7d749943e020e96f5a7df63bf</meta:generator>
    <dc:date>2022-04-19T09:05:01.084659658</dc:date>
    <meta:editing-duration>PT1H13M42S</meta:editing-duration>
    <meta:editing-cycles>32</meta:editing-cycles>
    <meta:document-statistic meta:table-count="2" meta:image-count="0" meta:object-count="3" meta:page-count="2" meta:paragraph-count="69" meta:word-count="471" meta:character-count="2766" meta:non-whitespace-character-count="2351"/>
  </office:meta>
</office:document-meta>
</file>

<file path=Object 1/content.xml><?xml version="1.0" encoding="utf-8"?>
<math xmlns="http://www.w3.org/1998/Math/MathML" display="block">
  <semantics>
    <mrow>
      <mrow>
        <mfrac>
          <mrow>
            <mn>32</mn>
            <mi mathvariant="italic">KB</mi>
          </mrow>
          <mn>8</mn>
        </mfrac>
        <mo stretchy="false">=</mo>
        <mn>4</mn>
      </mrow>
      <mfrac>
        <mi mathvariant="italic">Kb</mi>
        <mi mathvariant="italic">via</mi>
      </mfrac>
      <mo stretchy="false">→</mo>
      <mrow>
        <mfrac>
          <mrow>
            <mn>4</mn>
            <mfrac>
              <mi mathvariant="italic">KB</mi>
              <mi mathvariant="italic">via</mi>
            </mfrac>
          </mrow>
          <mrow>
            <mn>64</mn>
            <mfrac>
              <mi>B</mi>
              <mi mathvariant="italic">via</mi>
            </mfrac>
          </mrow>
        </mfrac>
        <mo stretchy="false">=</mo>
        <mn>64</mn>
      </mrow>
      <mfrac>
        <mi mathvariant="italic">lineas</mi>
        <mi mathvariant="italic">via</mi>
      </mfrac>
    </mrow>
    <annotation encoding="StarMath 5.0">{ 32 KB } over 8 = 4 Kb over via -&gt; { 4 KB over via } over { 64 B over via } = 64 lineas over via</annotation>
  </semantics>
</math>
</file>

<file path=Object 2/content.xml><?xml version="1.0" encoding="utf-8"?>
<math xmlns="http://www.w3.org/1998/Math/MathML" display="block">
  <semantics>
    <mrow>
      <mrow>
        <mfrac>
          <mrow>
            <mn>256</mn>
            <mi mathvariant="italic">KB</mi>
          </mrow>
          <mn>8</mn>
        </mfrac>
        <mo stretchy="false">=</mo>
        <mfrac>
          <mrow>
            <mn>32</mn>
            <mi mathvariant="italic">KB</mi>
          </mrow>
          <mi mathvariant="italic">via</mi>
        </mfrac>
      </mrow>
      <mo stretchy="false">→</mo>
      <mrow>
        <mfrac>
          <mrow>
            <mn>32</mn>
            <mfrac>
              <mi mathvariant="italic">KB</mi>
              <mi mathvariant="italic">via</mi>
            </mfrac>
          </mrow>
          <mrow>
            <mn>64</mn>
            <mfrac>
              <mi>B</mi>
              <mi mathvariant="italic">via</mi>
            </mfrac>
          </mrow>
        </mfrac>
        <mo stretchy="false">=</mo>
        <mn>5</mn>
      </mrow>
      <mfrac>
        <mi mathvariant="italic">lineas</mi>
        <mi mathvariant="italic">via</mi>
      </mfrac>
    </mrow>
    <annotation encoding="StarMath 5.0">{ 256 KB } over 8 = { 32 KB } over via -&gt; { 32 KB over via } over { 64 B over via } = 5 lineas over via</annotation>
  </semantics>
</math>
</file>

<file path=Object 3/content.xml><?xml version="1.0" encoding="utf-8"?>
<math xmlns="http://www.w3.org/1998/Math/MathML" display="block">
  <semantics>
    <mrow>
      <mrow>
        <mfrac>
          <mrow>
            <mn>8</mn>
            <mi mathvariant="italic">MB</mi>
          </mrow>
          <mn>16</mn>
        </mfrac>
        <mo stretchy="false">=</mo>
        <mn>500</mn>
      </mrow>
      <mfrac>
        <mi mathvariant="italic">KB</mi>
        <mi mathvariant="italic">via</mi>
      </mfrac>
      <mo stretchy="false">→</mo>
      <mrow>
        <mfrac>
          <mrow>
            <mn>500</mn>
            <mfrac>
              <mi mathvariant="italic">KB</mi>
              <mi mathvariant="italic">via</mi>
            </mfrac>
          </mrow>
          <mrow>
            <mn>64</mn>
            <mfrac>
              <mi>B</mi>
              <mi mathvariant="italic">via</mi>
            </mfrac>
          </mrow>
        </mfrac>
        <mo stretchy="false">=</mo>
        <mn>800</mn>
      </mrow>
      <mfrac>
        <mi mathvariant="italic">lineas</mi>
        <mi mathvariant="italic">via</mi>
      </mfrac>
    </mrow>
    <annotation encoding="StarMath 5.0">{ 8 MB } over 16 = 500 KB over via -&gt; { 500 KB over via } over { 64 B over via } = 800 lineas over via</annotation>
  </semantics>
</math>
</file>